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5.2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7.0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6.158cm" svg:y="8.0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02cm" svg:y1="7.118cm" svg:x2="6.602cm" svg:y2="8.029cm" draw:start-shape="id1" draw:start-glue-point="8" draw:end-shape="id2" draw:end-glue-point="4" svg:d="M5702 7118l900 911">
          <text:p/>
        </draw:connector>
        <draw:connector draw:style-name="gr2" draw:text-style-name="P1" draw:layer="layout" draw:type="line" svg:x1="7.502cm" svg:y1="7.118cm" svg:x2="6.602cm" svg:y2="8.029cm" draw:start-shape="id3" draw:start-glue-point="8" draw:end-shape="id2" draw:end-glue-point="4" svg:d="M7502 7118l-900 911">
          <text:p/>
        </draw:connector>
        <draw:custom-shape draw:style-name="gr1" draw:text-style-name="P2" xml:id="id4" draw:id="id4" draw:layer="layout" svg:width="0.889cm" svg:height="0.889cm" svg:x="8.858cm" svg:y="6.2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10.6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9.758cm" svg:y="8.0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1cm" svg:height="0.772cm" svg:x="6.131cm" svg:y="8.891cm">
          <draw:text-box>
            <text:p text:style-name="P3"><text:span text:style-name="T2">(a)</text:span></text:p>
          </draw:text-box>
        </draw:frame>
        <draw:frame draw:style-name="gr3" draw:text-style-name="P3" draw:layer="layout" svg:width="1.01cm" svg:height="0.772cm" svg:x="6.131cm" svg:y="8.891cm">
          <draw:text-box>
            <text:p text:style-name="P3"><text:span text:style-name="T2">(a)</text:span></text:p>
          </draw:text-box>
        </draw:frame>
        <draw:frame draw:style-name="gr3" draw:text-style-name="P3" draw:layer="layout" svg:width="1.035cm" svg:height="0.772cm" svg:x="9.731cm" svg:y="8.891cm">
          <draw:text-box>
            <text:p text:style-name="P3"><text:span text:style-name="T2">(b)</text:span></text:p>
          </draw:text-box>
        </draw:frame>
        <draw:connector draw:style-name="gr4" draw:text-style-name="P1" draw:layer="layout" draw:type="line" svg:x1="9.302cm" svg:y1="7.118cm" svg:x2="10.202cm" svg:y2="8.029cm" draw:start-shape="id4" draw:start-glue-point="8" draw:end-shape="id5" draw:end-glue-point="4" svg:d="M9302 7118l900 911">
          <text:p/>
        </draw:connector>
        <draw:connector draw:style-name="gr4" draw:text-style-name="P1" draw:layer="layout" draw:type="line" svg:x1="11.102cm" svg:y1="7.118cm" svg:x2="10.202cm" svg:y2="8.029cm" draw:start-shape="id6" draw:start-glue-point="8" draw:end-shape="id5" draw:end-glue-point="4" svg:d="M11102 7118l-900 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9-06T19:41:11.09</dc:date>
    <dc:creator>Loc Nguyen</dc:creator>
    <meta:editing-duration>PT50M11S</meta:editing-duration>
    <meta:editing-cycles>10</meta:editing-cycles>
    <meta:generator>OpenOffice/4.1.2$Win32 OpenOffice.org_project/412m3$Build-9782</meta:generator>
    <meta:document-statistic meta:object-count="13"/>
  </office:meta>
</office:document-meta>
</file>